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900000113A60392E613309FDB.png" manifest:media-type="image/png"/>
  <manifest:file-entry manifest:full-path="Pictures/10000000000004450000022A0B8E9B0BED680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5.608cm" svg:height="12.979cm" svg:x="1.103cm" svg:y="3.509cm">
          <draw:image xlink:href="Pictures/10000000000004450000022A0B8E9B0BED6807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26.052cm" svg:height="6.53cm" svg:x="1.067cm" svg:y="6.178cm">
          <draw:image xlink:href="Pictures/100000000000044900000113A60392E613309F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</meta:initial-creator>
    <meta:creation-date>2017-09-26T14:44:32.336652141</meta:creation-date>
    <meta:generator>LibreOffice/5.1.6.2$Linux_X86_64 LibreOffice_project/10m0$Build-2</meta:generator>
    <dc:date>2017-09-26T14:53:07.016912669</dc:date>
    <dc:creator>Pablo </dc:creator>
    <meta:editing-duration>PT3M</meta:editing-duration>
    <meta:editing-cycles>5</meta:editing-cycles>
    <meta:document-statistic meta:object-count="27"/>
  </office:meta>
</office:document-meta>
</file>